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</table:table-row>
        <table:table-row table:style-name="ro1">
          <table:table-cell table:style-name="ce3" office:value-type="float" office:value="4789" calcext:value-type="float">
            <text:p>478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5990" calcext:value-type="float">
            <text:p>59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039" calcext:value-type="float">
            <text:p>60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nicht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22" calcext:value-type="float">
            <text:p>692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6952" calcext:value-type="float">
            <text:p>695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7487" calcext:value-type="float">
            <text:p>748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7513" calcext:value-type="float">
            <text:p>75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8480" calcext:value-type="float">
            <text:p>84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04" calcext:value-type="float">
            <text:p>85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38" calcext:value-type="float">
            <text:p>863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78" calcext:value-type="float">
            <text:p>88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36" calcext:value-type="float">
            <text:p>92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43" calcext:value-type="float">
            <text:p>924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50" calcext:value-type="float">
            <text:p>1035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380" calcext:value-type="float">
            <text:p>103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637" calcext:value-type="float">
            <text:p>106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760" calcext:value-type="float">
            <text:p>107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70" calcext:value-type="float">
            <text:p>107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812" calcext:value-type="float">
            <text:p>108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851" calcext:value-type="float">
            <text:p>1085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863" calcext:value-type="float">
            <text:p>1086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955" calcext:value-type="float">
            <text:p>109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42" calcext:value-type="float">
            <text:p>1104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. kein rauch</text:p>
          </table:table-cell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57" calcext:value-type="float">
            <text:p>110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94" calcext:value-type="float">
            <text:p>110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75" calcext:value-type="float">
            <text:p>1117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274" calcext:value-type="float">
            <text:p>112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278" calcext:value-type="float">
            <text:p>112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292" calcext:value-type="float">
            <text:p>112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436" calcext:value-type="float">
            <text:p>114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654" calcext:value-type="float">
            <text:p>116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667" calcext:value-type="float">
            <text:p>1166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766" calcext:value-type="float">
            <text:p>117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775" calcext:value-type="float">
            <text:p>1177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815" calcext:value-type="float">
            <text:p>1181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820" calcext:value-type="float">
            <text:p>118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834" calcext:value-type="float">
            <text:p>118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882" calcext:value-type="float">
            <text:p>118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988" calcext:value-type="float">
            <text:p>1198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096" calcext:value-type="float">
            <text:p>120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03" calcext:value-type="float">
            <text:p>1210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17" calcext:value-type="float">
            <text:p>121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31" calcext:value-type="float">
            <text:p>121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39" calcext:value-type="float">
            <text:p>121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71" calcext:value-type="float">
            <text:p>1217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344" calcext:value-type="float">
            <text:p>1234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347" calcext:value-type="float">
            <text:p>1234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492" calcext:value-type="float">
            <text:p>124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529" calcext:value-type="float">
            <text:p>125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568" calcext:value-type="float">
            <text:p>125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509" calcext:value-type="float">
            <text:p>135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017" calcext:value-type="float">
            <text:p>150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944" calcext:value-type="float">
            <text:p>1694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514" calcext:value-type="float">
            <text:p>185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523" calcext:value-type="float">
            <text:p>1852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36" calcext:value-type="float">
            <text:p>185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681" calcext:value-type="float">
            <text:p>1868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749" calcext:value-type="float">
            <text:p>1874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753" calcext:value-type="float">
            <text:p>187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770" calcext:value-type="float">
            <text:p>187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217" calcext:value-type="float">
            <text:p>192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225" calcext:value-type="float">
            <text:p>192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245" calcext:value-type="float">
            <text:p>192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261" calcext:value-type="float">
            <text:p>192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302" calcext:value-type="float">
            <text:p>193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307" calcext:value-type="float">
            <text:p>1930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335" calcext:value-type="float">
            <text:p>193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367" calcext:value-type="float">
            <text:p>1936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529" calcext:value-type="float">
            <text:p>195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536" calcext:value-type="float">
            <text:p>195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549" calcext:value-type="float">
            <text:p>1954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675" calcext:value-type="float">
            <text:p>1967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15" calcext:value-type="float">
            <text:p>1971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20" calcext:value-type="float">
            <text:p>197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30" calcext:value-type="float">
            <text:p>197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56" calcext:value-type="float">
            <text:p>197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89" calcext:value-type="float">
            <text:p>1978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823" calcext:value-type="float">
            <text:p>198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834" calcext:value-type="float">
            <text:p>198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840" calcext:value-type="float">
            <text:p>1984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878" calcext:value-type="float">
            <text:p>198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946" calcext:value-type="float">
            <text:p>1994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082" calcext:value-type="float">
            <text:p>200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119" calcext:value-type="float">
            <text:p>2011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167" calcext:value-type="float">
            <text:p>201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173" calcext:value-type="float">
            <text:p>20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311" calcext:value-type="float">
            <text:p>203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338" calcext:value-type="float">
            <text:p>2033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435" calcext:value-type="float">
            <text:p>204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498" calcext:value-type="float">
            <text:p>2049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497" calcext:value-type="float">
            <text:p>2149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581" calcext:value-type="float">
            <text:p>2158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992" calcext:value-type="float">
            <text:p>229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067" calcext:value-type="float">
            <text:p>230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170" calcext:value-type="float">
            <text:p>231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553" calcext:value-type="float">
            <text:p>235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576" calcext:value-type="float">
            <text:p>2357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170" calcext:value-type="float">
            <text:p>331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189" calcext:value-type="float">
            <text:p>331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204" calcext:value-type="float">
            <text:p>332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255" calcext:value-type="float">
            <text:p>332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273" calcext:value-type="float">
            <text:p>3327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297" calcext:value-type="float">
            <text:p>3329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348" calcext:value-type="float">
            <text:p>3334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459" calcext:value-type="float">
            <text:p>3345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487" calcext:value-type="float">
            <text:p>3348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499" calcext:value-type="float">
            <text:p>3349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524" calcext:value-type="float">
            <text:p>335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558" calcext:value-type="float">
            <text:p>335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624" calcext:value-type="float">
            <text:p>336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647" calcext:value-type="float">
            <text:p>336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734" calcext:value-type="float">
            <text:p>337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832" calcext:value-type="float">
            <text:p>338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884" calcext:value-type="float">
            <text:p>3388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4084" calcext:value-type="float">
            <text:p>340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4907" calcext:value-type="float">
            <text:p>349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939" calcext:value-type="float">
            <text:p>349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5338" calcext:value-type="float">
            <text:p>3533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973" calcext:value-type="float">
            <text:p>3597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6088" calcext:value-type="float">
            <text:p>3608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118" calcext:value-type="float">
            <text:p>361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6160" calcext:value-type="float">
            <text:p>36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460" calcext:value-type="float">
            <text:p>3646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6479" calcext:value-type="float">
            <text:p>3647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483" calcext:value-type="float">
            <text:p>3648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623" calcext:value-type="float">
            <text:p>376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643" calcext:value-type="float">
            <text:p>3764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654" calcext:value-type="float">
            <text:p>376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702" calcext:value-type="float">
            <text:p>377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8685" calcext:value-type="float">
            <text:p>386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732" calcext:value-type="float">
            <text:p>3873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808" calcext:value-type="float">
            <text:p>388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812" calcext:value-type="float">
            <text:p>388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847" calcext:value-type="float">
            <text:p>388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919" calcext:value-type="float">
            <text:p>389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991" calcext:value-type="float">
            <text:p>3899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236" calcext:value-type="float">
            <text:p>392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9278" calcext:value-type="float">
            <text:p>392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367" calcext:value-type="float">
            <text:p>393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9469" calcext:value-type="float">
            <text:p>3946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557" calcext:value-type="float">
            <text:p>395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9564" calcext:value-type="float">
            <text:p>3956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742" calcext:value-type="float">
            <text:p>397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9756" calcext:value-type="float">
            <text:p>397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423" calcext:value-type="float">
            <text:p>404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468" calcext:value-type="float">
            <text:p>404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949" calcext:value-type="float">
            <text:p>4094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131" calcext:value-type="float">
            <text:p>41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177" calcext:value-type="float">
            <text:p>411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382" calcext:value-type="float">
            <text:p>413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590" calcext:value-type="float">
            <text:p>415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802" calcext:value-type="float">
            <text:p>418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819" calcext:value-type="float">
            <text:p>418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847" calcext:value-type="float">
            <text:p>418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957" calcext:value-type="float">
            <text:p>419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548" calcext:value-type="float">
            <text:p>435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579" calcext:value-type="float">
            <text:p>4357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710" calcext:value-type="float">
            <text:p>437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713" calcext:value-type="float">
            <text:p>437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768" calcext:value-type="float">
            <text:p>437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809" calcext:value-type="float">
            <text:p>438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866" calcext:value-type="float">
            <text:p>438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880" calcext:value-type="float">
            <text:p>4388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035" calcext:value-type="float">
            <text:p>440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394" calcext:value-type="float">
            <text:p>4439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4516" calcext:value-type="float">
            <text:p>4451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746" calcext:value-type="float">
            <text:p>447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4827" calcext:value-type="float">
            <text:p>4482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897" calcext:value-type="float">
            <text:p>448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4905" calcext:value-type="float">
            <text:p>449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913" calcext:value-type="float">
            <text:p>449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923" calcext:value-type="float">
            <text:p>449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932" calcext:value-type="float">
            <text:p>449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4935" calcext:value-type="float">
            <text:p>449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958" calcext:value-type="float">
            <text:p>4495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978" calcext:value-type="float">
            <text:p>449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982" calcext:value-type="float">
            <text:p>44982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dunst</text:p>
          </table:table-cell>
        </table:table-row>
        <table:table-row table:style-name="ro1">
          <table:table-cell office:value-type="float" office:value="45011" calcext:value-type="float">
            <text:p>450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060" calcext:value-type="float">
            <text:p>4506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dunst</text:p>
          </table:table-cell>
        </table:table-row>
        <table:table-row table:style-name="ro1">
          <table:table-cell office:value-type="float" office:value="45358" calcext:value-type="float">
            <text:p>453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782" calcext:value-type="float">
            <text:p>4578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5794" calcext:value-type="float">
            <text:p>457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927" calcext:value-type="float">
            <text:p>4592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5934" calcext:value-type="float">
            <text:p>459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965" calcext:value-type="float">
            <text:p>4596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6053" calcext:value-type="float">
            <text:p>460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112" calcext:value-type="float">
            <text:p>461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092" calcext:value-type="float">
            <text:p>470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098" calcext:value-type="float">
            <text:p>4709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134" calcext:value-type="float">
            <text:p>471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146" calcext:value-type="float">
            <text:p>471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223" calcext:value-type="float">
            <text:p>4722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358" calcext:value-type="float">
            <text:p>473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818" calcext:value-type="float">
            <text:p>478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8653" calcext:value-type="float">
            <text:p>486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709" calcext:value-type="float">
            <text:p>4870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778" calcext:value-type="float">
            <text:p>487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886" calcext:value-type="float">
            <text:p>4888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628" calcext:value-type="float">
            <text:p>496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731" calcext:value-type="float">
            <text:p>497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830" calcext:value-type="float">
            <text:p>4983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869" calcext:value-type="float">
            <text:p>4986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908" calcext:value-type="float">
            <text:p>499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074" calcext:value-type="float">
            <text:p>500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106" calcext:value-type="float">
            <text:p>5010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49" calcext:value-type="float">
            <text:p>5014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183" calcext:value-type="float">
            <text:p>5018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462" calcext:value-type="float">
            <text:p>5046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477" calcext:value-type="float">
            <text:p>504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104" calcext:value-type="float">
            <text:p>511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147" calcext:value-type="float">
            <text:p>5114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555" calcext:value-type="float">
            <text:p>515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601" calcext:value-type="float">
            <text:p>5160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51706" calcext:value-type="float">
            <text:p>517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019" calcext:value-type="float">
            <text:p>5201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eichmäßig verraucht</text:p>
          </table:table-cell>
        </table:table-row>
        <table:table-row table:style-name="ro1">
          <table:table-cell office:value-type="float" office:value="54420" calcext:value-type="float">
            <text:p>544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576" calcext:value-type="float">
            <text:p>5457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4981" calcext:value-type="float">
            <text:p>5498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049" calcext:value-type="float">
            <text:p>5504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178" calcext:value-type="float">
            <text:p>551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188" calcext:value-type="float">
            <text:p>551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226" calcext:value-type="float">
            <text:p>5622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270" calcext:value-type="float">
            <text:p>562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298" calcext:value-type="float">
            <text:p>5629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357" calcext:value-type="float">
            <text:p>5635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510" calcext:value-type="float">
            <text:p>565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603" calcext:value-type="float">
            <text:p>566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885" calcext:value-type="float">
            <text:p>568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952" calcext:value-type="float">
            <text:p>5695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 office:value-type="boolean" office:boolean-value="false" calcext:value-type="boolean">
            <text:p>FALSCH</text:p>
          </table:table-cell>
        </table:table-row>
        <table:table-row table:style-name="ro1">
          <table:table-cell office:value-type="float" office:value="57111" calcext:value-type="float">
            <text:p>571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170" calcext:value-type="float">
            <text:p>5717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überprüfen</text:p>
          </table:table-cell>
        </table:table-row>
        <table:table-row table:style-name="ro1">
          <table:table-cell office:value-type="float" office:value="57357" calcext:value-type="float">
            <text:p>573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388" calcext:value-type="float">
            <text:p>573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7469" calcext:value-type="float">
            <text:p>5746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501" calcext:value-type="float">
            <text:p>575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509" calcext:value-type="float">
            <text:p>5750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009" calcext:value-type="float">
            <text:p>58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063" calcext:value-type="float">
            <text:p>580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144" calcext:value-type="float">
            <text:p>5814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224" calcext:value-type="float">
            <text:p>582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307" calcext:value-type="float">
            <text:p>583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342" calcext:value-type="float">
            <text:p>583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373" calcext:value-type="float">
            <text:p>5837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403" calcext:value-type="float">
            <text:p>584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437" calcext:value-type="float">
            <text:p>584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477" calcext:value-type="float">
            <text:p>5847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499" calcext:value-type="float">
            <text:p>5849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505" calcext:value-type="float">
            <text:p>585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578" calcext:value-type="float">
            <text:p>585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619" calcext:value-type="float">
            <text:p>5861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640" calcext:value-type="float">
            <text:p>5864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661" calcext:value-type="float">
            <text:p>5866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668" calcext:value-type="float">
            <text:p>586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671" calcext:value-type="float">
            <text:p>5867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892" calcext:value-type="float">
            <text:p>588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943" calcext:value-type="float">
            <text:p>5894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974" calcext:value-type="float">
            <text:p>5897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9251" calcext:value-type="float">
            <text:p>5925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259" calcext:value-type="float">
            <text:p>592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9333" calcext:value-type="float">
            <text:p>593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359" calcext:value-type="float">
            <text:p>593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9366" calcext:value-type="float">
            <text:p>593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432" calcext:value-type="float">
            <text:p>59432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59617" calcext:value-type="float">
            <text:p>596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674" calcext:value-type="float">
            <text:p>596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677" calcext:value-type="float">
            <text:p>5967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utel rausziehen</text:p>
          </table:table-cell>
        </table:table-row>
        <table:table-row table:style-name="ro1">
          <table:table-cell office:value-type="float" office:value="61662" calcext:value-type="float">
            <text:p>6166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ausziehen</text:p>
          </table:table-cell>
        </table:table-row>
        <table:table-row table:style-name="ro1">
          <table:table-cell office:value-type="float" office:value="69275" calcext:value-type="float">
            <text:p>6927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71374" calcext:value-type="float">
            <text:p>7137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621" calcext:value-type="float">
            <text:p>7162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1716" calcext:value-type="float">
            <text:p>717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753" calcext:value-type="float">
            <text:p>717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1776" calcext:value-type="float">
            <text:p>7177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061" calcext:value-type="float">
            <text:p>7206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076" calcext:value-type="float">
            <text:p>72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290" calcext:value-type="float">
            <text:p>722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298" calcext:value-type="float">
            <text:p>7229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313" calcext:value-type="float">
            <text:p>7231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325" calcext:value-type="float">
            <text:p>7232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642" calcext:value-type="float">
            <text:p>72642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 / außerhalb</text:p>
          </table:table-cell>
        </table:table-row>
        <table:table-row table:style-name="ro1">
          <table:table-cell office:value-type="float" office:value="73124" calcext:value-type="float">
            <text:p>731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492" calcext:value-type="float">
            <text:p>734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498" calcext:value-type="float">
            <text:p>734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523" calcext:value-type="float">
            <text:p>735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528" calcext:value-type="float">
            <text:p>7352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 organ + rauch</text:p>
          </table:table-cell>
        </table:table-row>
        <table:table-row table:style-name="ro1">
          <table:table-cell office:value-type="float" office:value="74908" calcext:value-type="float">
            <text:p>7490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75141" calcext:value-type="float">
            <text:p>7514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2T15:28:52.797971170</dc:date>
    <meta:editing-duration>P1DT5H28M49S</meta:editing-duration>
    <meta:editing-cycles>900</meta:editing-cycles>
    <meta:generator>LibreOffice/7.3.6.2$Linux_X86_64 LibreOffice_project/30$Build-2</meta:generator>
    <meta:document-statistic meta:table-count="1" meta:cell-count="802" meta:object-count="0"/>
  </office:meta>
</office:document-meta>
</file>